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24in" fo:margin-left="0.0382in" table:align="left"/>
    </style:style>
    <style:style style:name="Table3.A" style:family="table-column">
      <style:table-column-properties style:column-width="1.3382in"/>
    </style:style>
    <style:style style:name="Table3.B" style:family="table-column">
      <style:table-column-properties style:column-width="2.6771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951in" fo:margin-left="0.0382in" fo:margin-right="0.1917in" table:align="margins"/>
    </style:style>
    <style:style style:name="Table4.A" style:family="table-column">
      <style:table-column-properties style:column-width="0.8854in" style:rel-column-width="1275*"/>
    </style:style>
    <style:style style:name="Table4.B" style:family="table-column">
      <style:table-column-properties style:column-width="0.516in" style:rel-column-width="743*"/>
    </style:style>
    <style:style style:name="Table4.C" style:family="table-column">
      <style:table-column-properties style:column-width="2.8069in" style:rel-column-width="4042*"/>
    </style:style>
    <style:style style:name="Table4.D" style:family="table-column">
      <style:table-column-properties style:column-width="2.4868in" style:rel-column-width="3581*"/>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1" style:family="text">
      <style:text-properties fo:font-variant="normal" fo:text-transform="none" fo:color="#0000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perpositional Computation Using Leveled Homomorphic Encryption Over the Integers</text:h>
      <text:p text:style-name="Text_20_body">Alan Wolfe</text:p>
      <text:p text:style-name="Text_20_body">Blizzard Entertainment</text:p>
      <text:h text:style-name="Heading_20_1" text:outline-level="1">Abstract</text:h>
      <text:p text:style-name="Standard">This paper introduces an alternate usage case for homomorphic encryption over the integers, where the logical circuit processes bits that are ambiguous instead of obfuscated. <text:s/>The processing of these superpositional bits gives a superpositional result which can be interpreted for any possible input permutation without having to re-evaluate the circuit, effectively transforming an arbitrary logical circuit into a constant time decoding process. <text:s/>This differs from a lookup table in that the result can be further transformed by logical operations if desired. <text:s/>This technique likely applies to most other homomorphic encryption techniques and will also likely benefit from many other advancements in that active area of research. <text:s/>Computation time is more efficient than homomorphic encryption due to the fact that there are no security requirements, but is not as efficient as evaluating a circuit for a specific plain text value.</text:p>
      <text:h text:style-name="Heading_20_1" text:outline-level="1">1 Introduction</text:h>
      <text:p text:style-name="Standard">In recent years there has been much progress in homomorphic encryption which allows for cryptographically secure computation by performing logical operations on encrypted bits while they remain encrypted.</text:p>
      <text:p text:style-name="Standard"/>
      <text:p text:style-name="Standard">In this paper we take one such homomorphic encryption algorithm and show how the bits may not just be obfuscated by homomorphic encryption, but also made ambiguous such that they decrypt to different values based on which key is used to decrypt them.</text:p>
      <text:p text:style-name="Standard"/>
      <text:p text:style-name="Standard">This ability to make bits ambiguous puts them into a superpositional state which can be processed by digital circuits in the usual homomorphic fashion, resulting in a superpositional answer.</text:p>
      <text:p text:style-name="Standard"/>
      <text:p text:style-name="Standard">That superpositional answer can be decoded using the previously mentioned keys, giving a result which corresponds to the plain text input values associated with that key. <text:s/>This effectively transforms an arbitrary logical circuit into a constant time decoding process.</text:p>
      <text:p text:style-name="Standard"/>
      <text:p text:style-name="Standard">While it's true that a simple lookup table performs the same function, a key difference is that our superpositional result can be processed by other digital logic on the fly so is a dynamic object, unlike a static lookup table which must be regenerated or iteratively updated.</text:p>
      <text:h text:style-name="Heading_20_1" text:outline-level="1">2 Homomorphic Encryption Over The Integers</text:h>
      <text:p text:style-name="Standard">In [TODO: cite he over integers], a homomoprhic encryption algorithm is defined as follows:</text:p>
      <text:p text:style-name="Standard">KeyGen: The key is an odd integer, chosen from some interval p ∈ [2η−1, 2η).</text:p>
      <text:p text:style-name="Standard">Encrypt(p, m): To encrypt a bit m ∈ {0, 1}, set the ciphertext as an integer whose residue mod p has the same parity as the plaintext. Namely, set c = pq + 2r + m, where the integers q, r are chosen at random in some other prescribed intervals, such that 2r is smaller than p/2 in absolute value.</text:p>
      <text:p text:style-name="Standard">Decrypt(p, c): Output (c mod p) mod 2. </text:p>
      <text:p text:style-name="Standard"><text:soft-page-break/></text:p>
      <text:p text:style-name="Standard">Besides the above operations, there are also the following for homomorphic logical operations:</text:p>
      <text:p text:style-name="Standard">XOR(a,b): Given two encrypted bits a and b, homomorphic XOR is a + b</text:p>
      <text:p text:style-name="Standard">AND(a,b): Given two encrypted bits a and b, homomorphic AND is a * b</text:p>
      <text:p text:style-name="Standard"/>
      <text:p text:style-name="Standard">A problem with this method is that the residue of the modulus grows as you perform more logical operations. <text:s/>Error grows additively when performing XOR and multiplicatively when performing AND. <text:s/>This residue is referred to as error, and when the error becomes as large as the key, operations will begin to give incorrect results.</text:p>
      <text:p text:style-name="Standard"/>
      <text:p text:style-name="Standard">By choosing a sufficiently large key, you are able to know that you can process a logical circuit of a specified depth without accumulating enough error to give incorrect results. <text:s/>This is known as leveled homomorphic encryption.</text:p>
      <text:p text:style-name="Standard"/>
      <text:p text:style-name="Standard">Alternately, using Gentry's novel bootstrapping technique [TODO: cite gentry], the error of the bits can be decreased without having to decrypt and re-encrypt the bits. <text:s/>This is called fully homomorphic encryption with bootstrapping.</text:p>
      <text:p text:style-name="Standard"/>
      <text:p text:style-name="Standard">Another technique for realizing fully homomorphic encryption is to use modulus switching (or key switching) <text:s/>[TODO: cite] <text:s/>TODO: any others? Modulus reduction? TODO: explain briefly how this works.</text:p>
      <text:p text:style-name="Standard"/>
      <text:p text:style-name="Standard">In our method we are going to be using leveled homomorphic encryption.</text:p>
      <text:h text:style-name="Heading_20_1" text:outline-level="1">3 Superpositional Computation: Our Construction</text:h>
      <text:h text:style-name="Heading_20_2" text:outline-level="2">3.1 Leveled Homomorphic Computation</text:h>
      <text:p text:style-name="Text_20_body">Since our technique has no security requirement, we can use the following simplified setup:</text:p>
      <text:p text:style-name="Text_20_body">KeyGen: The key p is an odd integer, large enough to support the depth of our circuit.</text:p>
      <text:p text:style-name="Text_20_body">Encrypt(p, m): To encrypt a bit m ∈ {0, 1}, we set c such that ((c mod p) mod 2) = m, or c = pq + m, where p can be any integer.</text:p>
      <text:p text:style-name="Text_20_body">Decrypt(p, c): To decrypt an encrypted bit, we output (c mod p) mod 2.</text:p>
      <text:p text:style-name="Text_20_body">Homomorphic XOR and AND operations are unaffected.</text:p>
      <text:h text:style-name="Heading_20_2" text:outline-level="2">3.2 Calculating an Ambiguous Bit</text:h>
      <text:p text:style-name="Text_20_body">The obvious question is, how can we encrypt a bit c with two keys p_0 and p_1 such that when c is decrypted with p_0 it gives a 0, and when c is decrypted with p_1 it gives a 1?</text:p>
      <text:p text:style-name="Text_20_body">Finding the answer to that is equivalent to solving the equations below:</text:p>
      <text:p text:style-name="Text_20_body">(c mod p_0) mod 2 = 0</text:p>
      <text:p text:style-name="Text_20_body">(c mod p_1) mod 2 = 1</text:p>
      <text:p text:style-name="Text_20_body">To make the equations easier to solve, at the cost of limiting ourselves to only finding a subset of all possible solutions, we removed the mod 2 to come up with these equations:</text:p>
      <text:p text:style-name="Text_20_body">c mod p_0 = 0</text:p>
      <text:p text:style-name="Text_20_body"><text:soft-page-break/>c mod p_1 = 1</text:p>
      <text:p text:style-name="Text_20_body">Since p_0 and p_1 can be any value that satisfies the equation, we can pick co-prime values for p_0 and p_1 and use the Chinese remainder theorem to solve for c.</text:p>
      <text:p text:style-name="Text_20_body">As an example, if <text:s/>we chose 11 and 7 for p_0 and p_1, we are looking for the solution to these equations:</text:p>
      <text:p text:style-name="Text_20_body">c mod 11 = 0</text:p>
      <text:p text:style-name="Text_20_body">c mod 7 = 1</text:p>
      <text:p text:style-name="Text_20_body">Where the answer is:</text:p>
      <text:p text:style-name="Text_20_body">c <text:span text:style-name="T1">≡</text:span> 22 + 77N</text:p>
      <text:p text:style-name="Text_20_body">N ∈ Z</text:p>
      <text:p text:style-name="Text_20_body">So, our ambiguously encrypted bit c can take the value of 22, and when we decrypt it using a key of 11, we see that it is 0, and when we decrypt it using a key of 7, we see that it is 1. <text:s/>We can also add any multiple of 77 to our encrypted bit c and this ambiguous behavior will remain, without affecting either the value or the error residue.</text:p>
      <text:h text:style-name="Heading_20_2" text:outline-level="2">3.3 Calculating Multiple Ambiguous Bits</text:h>
      <text:p text:style-name="Text_20_body">When your digital logic circuit takes in more than one bit of input, the equations get a little more complex. <text:s/>Instead of being able to plug in multiple independently ambiguous bits, you have to make all input permutations ambiguous.</text:p>
      <text:p text:style-name="Text_20_body">For a circuit which takes two bits of input, the following equations must be solved:</text:p>
      <text:p text:style-name="Standard">(c_0 mod p_0) mod 2 = 0</text:p>
      <text:p text:style-name="Standard">(c_0 mod p_1) mod 2 = 1</text:p>
      <text:p text:style-name="Standard">(c_0 mod p_2) mod 2 = 0</text:p>
      <text:p text:style-name="Standard">(c_0 mod p_3) mod 2 = 1</text:p>
      <text:p text:style-name="Standard"/>
      <text:p text:style-name="Standard">(c_1 mod p_0) mod 2 = 0</text:p>
      <text:p text:style-name="Standard">(c_1 mod p_1) mod 2 = 0</text:p>
      <text:p text:style-name="Standard">(c_1 mod p_2) mod 2 = 1</text:p>
      <text:p text:style-name="Standard">(c_1 mod p_3) mod 2 = 1</text:p>
      <text:p text:style-name="Standard"/>
      <text:p text:style-name="Text_20_body">You can once again drop the mod 2 to get the equations below.</text:p>
      <text:p text:style-name="Standard">c_0 mod p_0 = 0</text:p>
      <text:p text:style-name="Standard">c_0 mod p_1 = 1</text:p>
      <text:p text:style-name="Standard">c_0 mod p_2 = 0</text:p>
      <text:p text:style-name="Standard">c_0 mod p_3 = 1</text:p>
      <text:p text:style-name="Standard"/>
      <text:p text:style-name="Standard">c_1 mod p_0 = 0</text:p>
      <text:p text:style-name="Standard">c_1 mod p_1 = 0</text:p>
      <text:p text:style-name="Standard">c_1 mod p_2 = 1</text:p>
      <text:p text:style-name="Standard">c_1 mod p_3 = 1</text:p>
      <text:p text:style-name="Standard"/>
      <text:p text:style-name="Text_20_body">Choosing any co-primes for the keys p_0,p_1,p_2,p_3 you can again use the Chinese remainder theorem to solve for each bit c_0, c_1 independently.</text:p>
      <text:p text:style-name="Text_20_body"><text:soft-page-break/>To generalize the process, for N input bits, you will need 2^N co-prime numbers to use for keys, and will need to solve 2^N simultaneous equations for each of the N input bits.</text:p>
      <text:h text:style-name="Heading_20_2" text:outline-level="2">3.4 Superpositional Computation In Action</text:h>
      <text:p text:style-name="Text_20_body">As a demonstration of this technique, we will show AND and XOR circuits, which each take in two input bits.</text:p>
      <text:p text:style-name="Text_20_body">Using the methods described in 3.3 we can come up with the following two superpositional bits as well as four keys.</text:p>
      <text:p text:style-name="Standard">c_0 = <text:s/>10660</text:p>
      <text:p text:style-name="Standard">c_1 = <text:s/>24090</text:p>
      <text:p text:style-name="Standard">p_0 = 10</text:p>
      <text:p text:style-name="Standard">p_1 = 11</text:p>
      <text:p text:style-name="Standard">p_2 = 13</text:p>
      <text:p text:style-name="Standard">p_3 = 17</text:p>
      <text:p text:style-name="Standard"/>
      <text:p text:style-name="Standard">Which you can see decrypt to the values below. <text:s/>Note that the bits are encoded such that the key index is also the specific input value of the two bit circuit.</text:p>
      <text:p text:style-name="Standard"/>
      <table:table table:name="Table3" table:style-name="Table3">
        <table:table-column table:style-name="Table3.A"/>
        <table:table-column table:style-name="Table3.B" table:number-columns-repeated="2"/>
        <table:table-row>
          <table:table-cell table:style-name="Table3.A1" office:value-type="string">
            <text:p text:style-name="Table_20_Contents">Key Index</text:p>
          </table:table-cell>
          <table:table-cell table:style-name="Table3.A1" office:value-type="string">
            <text:p text:style-name="Table_20_Contents">Decrypted Bit 1</text:p>
          </table:table-cell>
          <table:table-cell table:style-name="Table3.C1" office:value-type="string">
            <text:p text:style-name="Table_20_Contents">Decrypted Bit 2</text:p>
          </table:table-cell>
        </table:table-row>
        <table:table-row>
          <table:table-cell table:style-name="Table3.A2" office:value-type="string">
            <text:p text:style-name="Table_20_Contents">0</text:p>
          </table:table-cell>
          <table:table-cell table:style-name="Table3.A2" office:value-type="string">
            <text:p text:style-name="Standard">(10660 mod 10) mod 2 = 0</text:p>
          </table:table-cell>
          <table:table-cell table:style-name="Table3.C2" office:value-type="string">
            <text:p text:style-name="Standard">(24090 mod 10) mod 2 = 0</text:p>
          </table:table-cell>
        </table:table-row>
        <table:table-row>
          <table:table-cell table:style-name="Table3.A2" office:value-type="string">
            <text:p text:style-name="Table_20_Contents">1</text:p>
          </table:table-cell>
          <table:table-cell table:style-name="Table3.A2" office:value-type="string">
            <text:p text:style-name="Standard">(10660 mod 11) mod 2 = 1</text:p>
          </table:table-cell>
          <table:table-cell table:style-name="Table3.C2" office:value-type="string">
            <text:p text:style-name="Standard">(24090 mod 11) mod 2 = 0</text:p>
          </table:table-cell>
        </table:table-row>
        <table:table-row>
          <table:table-cell table:style-name="Table3.A2" office:value-type="string">
            <text:p text:style-name="Table_20_Contents">2</text:p>
          </table:table-cell>
          <table:table-cell table:style-name="Table3.A2" office:value-type="string">
            <text:p text:style-name="Standard">(10660 mod 13) mod 2 = 0</text:p>
          </table:table-cell>
          <table:table-cell table:style-name="Table3.C2" office:value-type="string">
            <text:p text:style-name="Standard">(24090 mod 13) mod 2 = 1</text:p>
          </table:table-cell>
        </table:table-row>
        <table:table-row>
          <table:table-cell table:style-name="Table3.A2" office:value-type="string">
            <text:p text:style-name="Table_20_Contents">3</text:p>
          </table:table-cell>
          <table:table-cell table:style-name="Table3.A2" office:value-type="string">
            <text:p text:style-name="Standard">(10660 mod 17) mod 2 = 1</text:p>
          </table:table-cell>
          <table:table-cell table:style-name="Table3.C2" office:value-type="string">
            <text:p text:style-name="Standard">(24090 mod 17) mod 2 = 1</text:p>
          </table:table-cell>
        </table:table-row>
      </table:table>
      <text:p text:style-name="Standard"/>
      <text:p text:style-name="Text_20_body">Let's perform our superpositional computation:</text:p>
      <text:p text:style-name="Standard">c_xor: 10660 + 24090 = 34750</text:p>
      <text:p text:style-name="Standard">c_and: 10660 * 24090 = 256799400</text:p>
      <text:p text:style-name="Standard"/>
      <text:p text:style-name="Standard">Now we will decode the result to verify the output:</text:p>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Key Index</text:p>
          </table:table-cell>
          <table:table-cell table:style-name="Table4.A1" office:value-type="string">
            <text:p text:style-name="Table_20_Contents">Input</text:p>
          </table:table-cell>
          <table:table-cell table:style-name="Table4.A1" office:value-type="string">
            <text:p text:style-name="Table_20_Contents">Decrypted XOR</text:p>
          </table:table-cell>
          <table:table-cell table:style-name="Table4.D1" office:value-type="string">
            <text:p text:style-name="Table_20_Contents">Decrypted AND</text:p>
          </table:table-cell>
        </table:table-row>
        <table:table-row>
          <table:table-cell table:style-name="Table4.A2" office:value-type="string">
            <text:p text:style-name="Table_20_Contents">0</text:p>
          </table:table-cell>
          <table:table-cell table:style-name="Table4.A2" office:value-type="string">
            <text:p text:style-name="Table_20_Contents">0,0</text:p>
          </table:table-cell>
          <table:table-cell table:style-name="Table4.A2" office:value-type="string">
            <text:p text:style-name="Standard">(34750 mod 10) mod 2 = 0</text:p>
          </table:table-cell>
          <table:table-cell table:style-name="Table4.D2" office:value-type="string">
            <text:p text:style-name="Standard">(256799400 mod 10) mod 2 = 0</text:p>
          </table:table-cell>
        </table:table-row>
        <table:table-row>
          <table:table-cell table:style-name="Table4.A2" office:value-type="string">
            <text:p text:style-name="Table_20_Contents">1</text:p>
          </table:table-cell>
          <table:table-cell table:style-name="Table4.A2" office:value-type="string">
            <text:p text:style-name="Table_20_Contents">0,1</text:p>
          </table:table-cell>
          <table:table-cell table:style-name="Table4.A2" office:value-type="string">
            <text:p text:style-name="Standard">(34750 mod 11) mod 2 = 1</text:p>
          </table:table-cell>
          <table:table-cell table:style-name="Table4.D2" office:value-type="string">
            <text:p text:style-name="Standard">(256799400 mod 11) mod 2 = 0</text:p>
          </table:table-cell>
        </table:table-row>
        <table:table-row>
          <table:table-cell table:style-name="Table4.A2" office:value-type="string">
            <text:p text:style-name="Table_20_Contents">2</text:p>
          </table:table-cell>
          <table:table-cell table:style-name="Table4.A2" office:value-type="string">
            <text:p text:style-name="Table_20_Contents">1,0</text:p>
          </table:table-cell>
          <table:table-cell table:style-name="Table4.A2" office:value-type="string">
            <text:p text:style-name="Standard">(34750 mod 13) mod 2 = 1</text:p>
          </table:table-cell>
          <table:table-cell table:style-name="Table4.D2" office:value-type="string">
            <text:p text:style-name="Standard">(256799400 mod 13) mod 2 = 0</text:p>
          </table:table-cell>
        </table:table-row>
        <table:table-row>
          <table:table-cell table:style-name="Table4.A2" office:value-type="string">
            <text:p text:style-name="Table_20_Contents">3</text:p>
          </table:table-cell>
          <table:table-cell table:style-name="Table4.A2" office:value-type="string">
            <text:p text:style-name="Table_20_Contents">1,1</text:p>
          </table:table-cell>
          <table:table-cell table:style-name="Table4.A2" office:value-type="string">
            <text:p text:style-name="Standard">(34750 mod 17) mod 2 = 0</text:p>
          </table:table-cell>
          <table:table-cell table:style-name="Table4.D2" office:value-type="string">
            <text:p text:style-name="Standard">(256799400 mod 17) mod 2 = 1</text:p>
          </table:table-cell>
        </table:table-row>
      </table:table>
      <text:h text:style-name="Heading_20_2" text:outline-level="2">3.5 Determining Key Size</text:h>
      <text:p text:style-name="Text_20_body">Using a key that is too small for the depth of a circuit results in getting the wrong answers so we must be able to have a lower bound on the size of the keys to prevent residue overflow.</text:p>
      <text:p text:style-name="Text_20_body">Looking at the fact that XOR is addition of encrypted bits and AND is multiplication of encrypted bits, so long as our encrypted bits themselves are positive values, we know that both operations can either cause the result to be zero (in the case of ANDing against a constant 0 bit), or, the value (and thus the <text:soft-page-break/>residue) will either stay the same or grow.</text:p>
      <text:p text:style-name="Text_20_body">Using this information, we know that if we pass a constant 1 value in to the circuit (unencrypted) for all input bits, the output of the circuit will represent the largest possible residue that the circuit can have.</text:p>
      <text:p text:style-name="Text_20_body">If we use this value as the lower bound for the keys, we can then just find the next N co-prime numbers larger than that value and use those as our keys.</text:p>
      <text:p text:style-name="Text_20_body">While it's true that the circuit may operate correctly for smaller keys, we have found that this is a decent way to get a lower bound value which is fairly close to the true lower bound.</text:p>
      <text:h text:style-name="Heading_20_2" text:outline-level="2">3.6 Extensions</text:h>
      <text:p text:style-name="Text_20_body">In the above, we make ambiguous all possible permutations of input. <text:s/>However, if there are specific input permutations which you don't care about (such as having a divisor of 0 in a division circuit), you can omit that permutation when solving using the Chinese remainder theorem.</text:p>
      <text:p text:style-name="Text_20_body">Omitting permutations will make the superpositional bit be a smaller number due to having fewer modulus constraints to satisfy, which will in turn make your computation more efficient.</text:p>
      <text:p text:style-name="Text_20_body">This value becomes a “don't care” value.</text:p>
      <text:p text:style-name="Text_20_body">Another extension of this technique is that you can use unambiguous values in your circuits along side the ambiguous ones.</text:p>
      <text:p text:style-name="Text_20_body">TODO: cite the other paper that mentions this</text:p>
      <text:p text:style-name="Text_20_body">For instance, for some encrypted, unknown or ambiguous bit c:</text:p>
      <text:p text:style-name="Text_20_body">c AND 0 = 0</text:p>
      <text:p text:style-name="Text_20_body">c AND 1 = c</text:p>
      <text:p text:style-name="Text_20_body">c XOR 0 = c</text:p>
      <text:p text:style-name="Text_20_body">c XOR 1 = !c</text:p>
      <text:p text:style-name="Text_20_body">Now, thinking of c as a number, and AND as multiplication, and XOR as addition you can see that this is true:</text:p>
      <text:p text:style-name="Text_20_body">c * 0 = 0</text:p>
      <text:p text:style-name="Text_20_body">c * 1 = c</text:p>
      <text:p text:style-name="Text_20_body">c + 0 = c</text:p>
      <text:p text:style-name="Text_20_body">c + 1 = !c (since we are working in mod 2)</text:p>
      <text:h text:style-name="Heading_20_1" text:outline-level="1">4 Future Work</text:h>
      <text:p text:style-name="Text_20_body">There is quite a bit of possible future work.</text:p>
      <text:p text:style-name="Text_20_body">One area to look into would be to see which other homomorphic encryption techniques also were able to support superpositional computation. <text:s/>I suspect that these two techniques are dual and one will always be present where the other is.</text:p>
      <text:p text:style-name="Text_20_body">Another area to look into would be seeing about applying fully homomorphic techniques to superpositional computation to see whether they can apply. <text:s text:c="2"/>Boostrapping seems unlikely to work due to the fact that there is no single key to encrypt and then reduce error by. <text:s/>Modulus also switching <text:soft-page-break/>seems unlikely to be useful since finding the modulus to switch to involves satisfying 2^N co-prime keys, so is likely to be a very very large number in practice.</text:p>
      <text:p text:style-name="Text_20_body">It seems like many advancements in homomorphic encryption would also benefit superpositional computation. <text:s/>Since homomorphic encryption is such a strongly desired technology and such an active area of research, I believe many more advancements will come out of it that should be attempted to be applied to superpositional computation as well.</text:p>
      <text:p text:style-name="Text_20_body">Better ways to solve for a set of keys, or the superpositional bits would be good improvements to the technique.</text:p>
      <text:p text:style-name="Text_20_body">Lastly, even though this paper drops the security aspect of homomorphic encryption, it would be interesting to understand the usefulness and implications of superpositional computation in situations which do also desire security.</text:p>
      <text:h text:style-name="Heading_20_1" text:outline-level="1">Index of Supplemental Materials</text:h>
      <text:p text:style-name="Text_20_body">TODO: this!</text:p>
      <text:h text:style-name="Heading_20_1" text:outline-level="1">References</text:h>
      <text:p text:style-name="Text_20_body">TODO: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n Wolfe</meta:initial-creator>
    <meta:creation-date>2016-03-23T11:06:57.52</meta:creation-date>
    <meta:generator>OpenOffice/4.1.1$Win32 OpenOffice.org_project/411m6$Build-9775</meta:generator>
    <dc:date>2016-03-23T14:09:25.47</dc:date>
    <dc:creator>Alan Wolfe</dc:creator>
    <meta:editing-duration>PT3H2M7S</meta:editing-duration>
    <meta:editing-cycles>42</meta:editing-cycles>
    <meta:document-statistic meta:table-count="2" meta:image-count="0" meta:object-count="0" meta:page-count="6" meta:paragraph-count="151" meta:word-count="2133" meta:character-count="11548"/>
  </office:meta>
</office:document-meta>
</file>